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var age=18, age2=21, age_total;</text:span></text:p>
      <text:p text:style-name="P1"><text:span text:style-name="T1">age_total = age + age2;</text:span></text:p>
      <text:p text:style-name="P1"><text:span text:style-name="T1">var message = 'l\'age total est: ' + age_total;</text:span></text:p>
      <text:p text:style-name="P1"><text:span text:style-name="T1">alert(message)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